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21e" officeooo:paragraph-rsid="001ea21e"/>
    </style:style>
    <style:style style:name="P2" style:family="paragraph" style:parent-style-name="Standard">
      <style:paragraph-properties fo:text-align="start" style:justify-single-word="false"/>
      <style:text-properties officeooo:rsid="001ea21e" officeooo:paragraph-rsid="001ea21e"/>
    </style:style>
    <style:style style:name="P3" style:family="paragraph" style:parent-style-name="Standard">
      <style:paragraph-properties fo:text-align="start" style:justify-single-word="false"/>
      <style:text-properties officeooo:paragraph-rsid="001f70c3"/>
    </style:style>
    <style:style style:name="P4" style:family="paragraph" style:parent-style-name="Standard">
      <style:paragraph-properties fo:text-align="start" style:justify-single-word="false"/>
      <style:text-properties officeooo:paragraph-rsid="00247dc7"/>
    </style:style>
    <style:style style:name="P5" style:family="paragraph" style:parent-style-name="Standard">
      <style:paragraph-properties fo:text-align="start" style:justify-single-word="false"/>
      <style:text-properties officeooo:rsid="00204a80" officeooo:paragraph-rsid="00204a80"/>
    </style:style>
    <style:style style:name="P6" style:family="paragraph" style:parent-style-name="Standard">
      <style:paragraph-properties fo:text-align="start" style:justify-single-word="false"/>
      <style:text-properties officeooo:rsid="002647b9" officeooo:paragraph-rsid="002647b9"/>
    </style:style>
    <style:style style:name="P7" style:family="paragraph" style:parent-style-name="Standard">
      <style:paragraph-properties fo:text-align="start" style:justify-single-word="false"/>
      <style:text-properties officeooo:rsid="002966f3" officeooo:paragraph-rsid="002966f3"/>
    </style:style>
    <style:style style:name="T1" style:family="text">
      <style:text-properties officeooo:rsid="001f70c3"/>
    </style:style>
    <style:style style:name="T2" style:family="text">
      <style:text-properties officeooo:rsid="00217956"/>
    </style:style>
    <style:style style:name="T3" style:family="text">
      <style:text-properties officeooo:rsid="0022c738"/>
    </style:style>
    <style:style style:name="T4" style:family="text">
      <style:text-properties officeooo:rsid="00247dc7"/>
    </style:style>
    <style:style style:name="T5" style:family="text">
      <style:text-properties officeooo:rsid="0025a726"/>
    </style:style>
    <style:style style:name="T6" style:family="text">
      <style:text-properties officeooo:rsid="0027e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Système de transaction</text:p>
      <text:p text:style-name="P1"/>
      <text:p text:style-name="P2">1) <text:span text:style-name="T1">L</text:span>a transaction 1 effectue une lecture non répétable, elle lit avant et après que la transaction 2 soit commit, par conséquent les valeurs des selects ne sont pas cohérent.</text:p>
      <text:p text:style-name="P2"/>
      <text:p text:style-name="P3"><text:span text:style-name="T1">2) Le plan est sérialisable <text:s/>car il n’y pas de cycle dans le graphe de sérialisabilité, </text:span><text:span text:style-name="T2">par contre durant l’exécution il y a une mise à jour perdu, mais l’isolatoin read commit pose un verrou sur la table empêchant la mise à jour perdu.</text:span></text:p>
      <text:p text:style-name="P3"/>
      <text:p text:style-name="P5">3) <text:span text:style-name="T3">La transaction 1 pose un verrou exclusif sur les lignes où a=2 , la transaction 2 pose un verrou exclusif sur les ligne où b=3, par conséquent les updates suivante sont lock pour éviter les mise à jour perdu. De ce fait les 2 premières mise à jour ont été appliqué, mais pas les suivante.</text:span></text:p>
      <text:p text:style-name="P5"/>
      <text:p text:style-name="P4"><text:span text:style-name="T4">4) </text:span><text:span text:style-name="T5">Un verrou update est posé par l’expression for update, empêchant d’autre verrous d’être posé</text:span></text:p>
      <text:p text:style-name="P4"/>
      <text:p text:style-name="P6">5) Dans la question 1, la transaction 1 effectuait des lectures non reproductibles.<text:tab/>L’isolation read only empêche ces lectures non reproductible, car la transaction 1 ne lit <text:span text:style-name="T6">que l’image avant de la transaction 2.</text:span></text:p>
      <text:p text:style-name="P6"/>
      <text:p text:style-name="P7">6) la transaction 1 pose un verrou share sur la table, par conséquent, la transaction 2 ne peut faire d’update avant que le verrou ne soit libéré.</text:p>
      <text:p text:style-name="P7">Ensuite la transaction 1 ne put poser de verrou exlusive, car la transaction 2 a pris un verrou exclusive sur la table 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27:41.474870196</meta:creation-date>
    <dc:date>2021-03-10T12:45:08.642121467</dc:date>
    <meta:editing-duration>PT1H15M55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8" meta:word-count="233" meta:character-count="1300" meta:non-whitespace-character-count="1074"/>
  </office:meta>
</office:document-meta>
</file>